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굴림체" svg:font-family="굴림체" style:font-family-generic="modern"/>
    <style:font-face style:name="바탕체" svg:font-family="바탕체" style:font-family-generic="roman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5cm" fo:margin-left="-0.058cm" table:align="left" style:writing-mode="lr-tb"/>
    </style:style>
    <style:style style:name="표1.A" style:family="table-column">
      <style:table-column-properties style:column-width="8.467cm"/>
    </style:style>
    <style:style style:name="표1.B" style:family="table-column">
      <style:table-column-properties style:column-width="8.583cm"/>
    </style:style>
    <style:style style:name="표1.1" style:family="table-row">
      <style:table-row-properties style:min-row-height="0.691cm" style:keep-together="true" fo:keep-together="auto"/>
    </style:style>
    <style:style style:name="표1.A1" style:family="table-cell">
      <style:table-cell-properties style:vertical-align="middle" fo:background-color="#c0c0c0" fo:padding-left="0.049cm" fo:padding-right="0.049cm" fo:padding-top="0cm" fo:padding-bottom="0cm" fo:border-left="0.018cm solid #000000" fo:border-right="none" fo:border-top="0.018cm solid #000000" fo:border-bottom="0.035cm solid #000000" style:writing-mode="lr-tb">
        <style:background-image/>
      </style:table-cell-properties>
    </style:style>
    <style:style style:name="표1.B1" style:family="table-cell">
      <style:table-cell-properties style:vertical-align="middle" fo:background-color="#c0c0c0" fo:padding="0cm" fo:border-left="0.018cm solid #000000" fo:border-right="0.018cm solid #000000" fo:border-top="0.018cm solid #000000" fo:border-bottom="0.035cm solid #000000" style:writing-mode="lr-tb">
        <style:background-image/>
      </style:table-cell-properties>
    </style:style>
    <style:style style:name="표1.A2" style:family="table-cell">
      <style:table-cell-properties style:vertical-align="middle" fo:padding-left="0.049cm" fo:padding-right="0.049cm" fo:padding-top="0cm" fo:padding-bottom="0cm" fo:border-left="0.018cm solid #000000" fo:border-right="none" fo:border-top="0.035cm solid #000000" fo:border-bottom="0.018cm solid #000000" style:writing-mode="lr-tb"/>
    </style:style>
    <style:style style:name="표1.B2" style:family="table-cell">
      <style:table-cell-properties style:vertical-align="middle" fo:padding="0cm" fo:border-left="0.018cm solid #000000" fo:border-right="0.018cm solid #000000" fo:border-top="0.035cm solid #000000" fo:border-bottom="0.018cm solid #000000" style:writing-mode="lr-tb"/>
    </style:style>
    <style:style style:name="표2" style:family="table">
      <style:table-properties style:width="17.064cm" fo:margin-left="-0.183cm" table:align="left" style:writing-mode="lr-tb"/>
    </style:style>
    <style:style style:name="표2.A" style:family="table-column">
      <style:table-column-properties style:column-width="5.292cm"/>
    </style:style>
    <style:style style:name="표2.B" style:family="table-column">
      <style:table-column-properties style:column-width="3.21cm"/>
    </style:style>
    <style:style style:name="표2.C" style:family="table-column">
      <style:table-column-properties style:column-width="5.251cm"/>
    </style:style>
    <style:style style:name="표2.D" style:family="table-column">
      <style:table-column-properties style:column-width="3.311cm"/>
    </style:style>
    <style:style style:name="표2.1" style:family="table-row">
      <style:table-row-properties style:min-row-height="0.794cm" style:keep-together="true" fo:keep-together="auto"/>
    </style:style>
    <style:style style:name="표2.A1" style:family="table-cell">
      <style:table-cell-properties style:vertical-align="middle" fo:background-color="#c0c0c0" fo:padding-left="0.175cm" fo:padding-right="0.17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2.B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2.D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표2.A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표2.B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2.D2" style:family="table-cell">
      <style:table-cell-properties style:vertical-align="middle" fo:padding="0cm" fo:border="0.018cm solid #000000" style:writing-mode="lr-tb"/>
    </style:style>
    <style:style style:name="표3" style:family="table">
      <style:table-properties style:width="17.286cm" fo:margin-left="-0.175cm" table:align="left" style:writing-mode="lr-tb"/>
    </style:style>
    <style:style style:name="표3.A" style:family="table-column">
      <style:table-column-properties style:column-width="3.173cm"/>
    </style:style>
    <style:style style:name="표3.B" style:family="table-column">
      <style:table-column-properties style:column-width="14.113cm"/>
    </style:style>
    <style:style style:name="표3.1" style:family="table-row">
      <style:table-row-properties style:keep-together="true" fo:keep-together="auto"/>
    </style:style>
    <style:style style:name="표3.A1" style:family="table-cell">
      <style:table-cell-properties style:vertical-align="top" fo:padding-left="0.175cm" fo:padding-right="0.175cm" fo:padding-top="0cm" fo:padding-bottom="0cm" fo:border="none" style:writing-mode="lr-tb"/>
    </style:style>
    <style:style style:name="표3.B1" style:family="table-cell">
      <style:table-cell-properties style:vertical-align="top" fo:padding="0cm" fo:border="none" style:writing-mode="lr-tb"/>
    </style:style>
    <style:style style:name="표4" style:family="table">
      <style:table-properties style:width="17.36cm" fo:margin-left="-0.058cm" table:align="left" style:writing-mode="lr-tb"/>
    </style:style>
    <style:style style:name="표4.A" style:family="table-column">
      <style:table-column-properties style:column-width="1.755cm"/>
    </style:style>
    <style:style style:name="표4.B" style:family="table-column">
      <style:table-column-properties style:column-width="3.194cm"/>
    </style:style>
    <style:style style:name="표4.C" style:family="table-column">
      <style:table-column-properties style:column-width="1.598cm"/>
    </style:style>
    <style:style style:name="표4.D" style:family="table-column">
      <style:table-column-properties style:column-width="7.585cm"/>
    </style:style>
    <style:style style:name="표4.E" style:family="table-column">
      <style:table-column-properties style:column-width="3.228cm"/>
    </style:style>
    <style:style style:name="표4.1" style:family="table-row">
      <style:table-row-properties style:min-row-height="0.691cm" style:keep-together="true" fo:keep-together="auto"/>
    </style:style>
    <style:style style:name="표4.A1" style:family="table-cell">
      <style:table-cell-properties style:vertical-align="middle" fo:background-color="#c0c0c0" fo:padding-left="0.049cm" fo:padding-right="0.04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4.B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표4.E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표4.2" style:family="table-row">
      <style:table-row-properties style:min-row-height="0.721cm" style:keep-together="true" fo:keep-together="auto"/>
    </style:style>
    <style:style style:name="표4.A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표4.B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4.E2" style:family="table-cell">
      <style:table-cell-properties style:vertical-align="middle" fo:padding="0cm" fo:border="0.018cm solid #000000" style:writing-mode="lr-tb"/>
    </style:style>
    <style:style style:name="P1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P2" style:family="paragraph" style:parent-style-name="Standard">
      <style:paragraph-properties style:text-autospace="ideograph-alpha"/>
      <style:text-properties fo:color="#000000" style:font-name="Times New Roman" style:font-name-asian="바탕체" style:font-name-complex="Times New Roman"/>
    </style:style>
    <style:style style:name="P3" style:family="paragraph" style:parent-style-name="Standard">
      <style:paragraph-properties fo:text-align="start" style:justify-single-word="false" style:text-autospace="ideograph-alpha"/>
      <style:text-properties fo:color="#000000" style:font-name="Times New Roman" style:font-name-asian="바탕체" style:font-name-complex="Times New Roman"/>
    </style:style>
    <style:style style:name="P4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바탕체" style:language-asian="ar" style:country-asian="SA" style:font-name-complex="Times New Roman"/>
    </style:style>
    <style:style style:name="P5" style:family="paragraph" style:parent-style-name="Standard">
      <style:paragraph-properties fo:text-align="start" style:justify-single-word="false" style:text-autospace="ideograph-alpha"/>
      <style:text-properties fo:color="#000000" style:font-name="Times New Roman" style:font-name-asian="바탕체" style:language-asian="ar" style:country-asian="SA" style:font-name-complex="Times New Roman"/>
    </style:style>
    <style:style style:name="P6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8pt" fo:language="zxx" fo:country="none" style:font-name-asian="바탕체" style:font-size-asian="8pt" style:language-asian="ar" style:country-asian="SA" style:font-name-complex="Times New Roman"/>
    </style:style>
    <style:style style:name="P7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15pt" style:font-name-asian="굴림체" style:font-size-asian="15pt" style:language-asian="ar" style:country-asian="SA" style:font-name-complex="굴림체"/>
    </style:style>
    <style:style style:name="P8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ar" style:country-asian="SA" style:font-name-complex="굴림체"/>
    </style:style>
    <style:style style:name="P9" style:family="paragraph" style:parent-style-name="Standard">
      <style:paragraph-properties fo:line-height="0.6cm" style:text-autospace="ideograph-alpha"/>
      <style:text-properties fo:color="#000000" style:font-name="굴림체" fo:font-size="9pt" fo:font-weight="bold" style:font-name-asian="굴림체" style:font-size-asian="9pt" style:language-asian="ar" style:country-asian="SA" style:font-weight-asian="bold" style:font-name-complex="굴림체"/>
    </style:style>
    <style:style style:name="P10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style:font-name-asian="바탕체" style:font-name-complex="굴림체"/>
    </style:style>
    <style:style style:name="P11" style:family="paragraph" style:parent-style-name="Standard">
      <style:paragraph-properties fo:text-align="center" style:justify-single-word="false" style:text-autospace="ideograph-alpha"/>
      <style:text-properties fo:color="#000000" style:font-name="굴림체" fo:font-weight="bold" style:font-name-asian="굴림체" style:language-asian="ar" style:country-asian="SA" style:font-weight-asian="bold" style:font-name-complex="굴림체"/>
    </style:style>
    <style:style style:name="P12" style:family="paragraph" style:parent-style-name="Standard">
      <style:paragraph-properties fo:text-align="center" style:justify-single-word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13" style:family="paragraph" style:parent-style-name="Standard">
      <style:paragraph-properties fo:text-align="center" style:justify-single-word="false" style:text-autospace="ideograph-alpha" style:snap-to-layout-grid="false"/>
      <style:text-properties fo:color="#000000" style:font-name="굴림체" style:font-name-asian="굴림체" style:language-asian="ar" style:country-asian="SA" style:font-name-complex="굴림체"/>
    </style:style>
    <style:style style:name="P14" style:family="paragraph" style:parent-style-name="Standard">
      <style:paragraph-properties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15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ar" style:country-asian="SA" style:font-name-complex="굴림체"/>
    </style:style>
    <style:style style:name="P16" style:family="paragraph" style:parent-style-name="Standard">
      <style:paragraph-properties fo:text-align="start" style:justify-single-word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17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font-name-complex="굴림체"/>
    </style:style>
    <style:style style:name="P18" style:family="paragraph" style:parent-style-name="Standard">
      <style:paragraph-properties fo:text-align="center" style:justify-single-word="false" style:text-autospace="ideograph-alpha" style:snap-to-layout-grid="false"/>
      <style:text-properties fo:color="#000000" style:font-name="굴림체" style:font-name-asian="굴림체" style:language-asian="ko" style:country-asian="KR" style:font-name-complex="굴림체"/>
    </style:style>
    <style:style style:name="P19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ko" style:country-asian="KR" style:font-name-complex="굴림체"/>
    </style:style>
    <style:style style:name="P20" style:family="paragraph" style:parent-style-name="Standard">
      <style:paragraph-properties fo:line-height="0.6cm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1" style:family="paragraph" style:parent-style-name="Standard">
      <style:paragraph-properties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2" style:family="paragraph" style:parent-style-name="Standard">
      <style:paragraph-properties fo:text-align="center" style:justify-single-word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3" style:family="paragraph" style:parent-style-name="Standard">
      <style:paragraph-properties style:text-autospace="ideograph-alpha" style:snap-to-layout-grid="false"/>
      <style:text-properties fo:color="#000000" style:font-name="굴림" fo:font-size="11pt" fo:font-weight="bold" style:font-name-asian="굴림" style:font-size-asian="11pt" style:language-asian="ar" style:country-asian="SA" style:font-weight-asian="bold" style:font-name-complex="굴림"/>
    </style:style>
    <style:style style:name="P24" style:family="paragraph" style:parent-style-name="Standard">
      <style:paragraph-properties fo:line-height="0.6cm" style:text-autospace="ideograph-alpha"/>
      <style:text-properties fo:color="#000000" style:font-name="굴림" fo:font-size="9pt" style:font-name-asian="굴림" style:font-size-asian="9pt" style:language-asian="ar" style:country-asian="SA" style:font-name-complex="굴림"/>
    </style:style>
    <style:style style:name="P25" style:family="paragraph" style:parent-style-name="Standard">
      <style:paragraph-properties fo:margin-left="-0.176cm" fo:margin-right="0cm" fo:text-indent="0cm" style:auto-text-indent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P26" style:family="paragraph" style:parent-style-name="Standard">
      <style:paragraph-properties fo:margin-left="1.058cm" fo:margin-right="0cm" fo:line-height="0.494cm" fo:text-indent="-0.706cm" style:auto-text-indent="false" style:text-autospace="ideograph-alpha"/>
    </style:style>
    <style:style style:name="P27" style:family="paragraph" style:parent-style-name="Standard">
      <style:paragraph-properties fo:margin-left="1.076cm" fo:margin-right="0cm" fo:line-height="0.6cm" fo:text-indent="-0.706cm" style:auto-text-indent="false" style:text-autospace="ideograph-alpha"/>
      <style:text-properties fo:color="#000000" style:font-name="굴림" style:font-name-asian="굴림" style:language-asian="ar" style:country-asian="SA" style:font-name-complex="굴림"/>
    </style:style>
    <style:style style:name="P28" style:family="paragraph" style:parent-style-name="Standard">
      <style:paragraph-properties fo:margin-left="0cm" fo:margin-right="0cm" fo:text-indent="0.388cm" style:auto-text-indent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29" style:family="paragraph" style:parent-style-name="Standard">
      <style:paragraph-properties fo:margin-left="0cm" fo:margin-right="0cm" fo:text-indent="0.388cm" style:auto-text-indent="false" style:text-autospace="ideograph-alpha" style:snap-to-layout-grid="false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0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1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 style:snap-to-layout-grid="false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2" style:family="paragraph" style:parent-style-name="Standard">
      <style:paragraph-properties fo:margin-left="0cm" fo:margin-right="0cm" fo:text-indent="0.388cm" style:auto-text-indent="false" style:text-autospace="ideograph-alpha" style:snap-to-layout-grid="false"/>
      <style:text-properties fo:color="#000000" style:font-name="굴림" fo:font-size="11pt" fo:font-weight="bold" style:font-name-asian="굴림" style:font-size-asian="11pt" style:language-asian="ar" style:country-asian="SA" style:font-weight-asian="bold" style:font-name-complex="굴림"/>
    </style:style>
    <style:style style:name="P33" style:family="paragraph" style:parent-style-name="Standard">
      <style:paragraph-properties fo:margin-left="0cm" fo:margin-right="0cm" fo:text-align="center" style:justify-single-word="false" fo:text-indent="0.388cm" style:auto-text-indent="false" style:text-autospace="ideograph-alpha" style:snap-to-layout-grid="false"/>
      <style:text-properties fo:color="#000000" style:font-name="굴림체" fo:font-size="11pt" style:font-name-asian="굴림체" style:font-size-asian="11pt" style:language-asian="ko" style:country-asian="KR" style:font-name-complex="굴림체"/>
    </style:style>
    <style:style style:name="P34" style:family="paragraph" style:parent-style-name="Standard">
      <style:paragraph-properties fo:margin-left="0cm" fo:margin-right="0cm" fo:text-indent="0.381cm" style:auto-text-indent="false" style:text-autospace="ideograph-alpha" style:snap-to-layout-grid="false"/>
      <style:text-properties fo:color="#000000" style:font-name="굴림" fo:font-size="11pt" fo:font-weight="bold" style:font-name-asian="굴림" style:font-size-asian="11pt" style:language-asian="ko" style:country-asian="KR" style:font-weight-asian="bold" style:font-name-complex="굴림"/>
    </style:style>
    <style:style style:name="P35" style:family="paragraph" style:parent-style-name="Standard">
      <style:paragraph-properties fo:break-before="page" style:text-autospace="ideograph-alpha"/>
      <style:text-properties fo:color="#000000" style:font-name="굴림" fo:font-size="11pt" style:font-name-asian="굴림" style:font-size-asian="11pt" style:language-asian="ar" style:country-asian="SA" style:font-name-complex="굴림"/>
    </style:style>
    <style:style style:name="P36" style:family="paragraph" style:parent-style-name="Standard">
      <style:paragraph-properties fo:margin-left="0cm" fo:margin-right="0cm" fo:text-align="start" style:justify-single-word="false" fo:text-indent="0.706cm" style:auto-text-indent="false" style:text-autospace="ideograph-alpha"/>
    </style:style>
    <style:style style:name="P37" style:family="paragraph" style:parent-style-name="Standard">
      <style:paragraph-properties fo:margin-left="0cm" fo:margin-right="0cm" fo:text-align="start" style:justify-single-word="false" fo:text-indent="0.706cm" style:auto-text-indent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38" style:family="paragraph" style:parent-style-name="Standard">
      <style:paragraph-properties fo:margin-left="0cm" fo:margin-right="0cm" fo:text-align="start" style:justify-single-word="false" fo:text-indent="0.529cm" style:auto-text-indent="false" style:text-autospace="ideograph-alpha"/>
      <style:text-properties fo:color="#000000" style:font-name="굴림체" style:font-name-asian="굴림체" style:language-asian="ar" style:country-asian="SA" style:font-name-complex="굴림체"/>
    </style:style>
    <style:style style:name="P39" style:family="paragraph" style:parent-style-name="Standard">
      <style:paragraph-properties style:text-autospace="ideograph-alpha" style:snap-to-layout-grid="false"/>
      <style:text-properties fo:color="#000000" style:font-name="굴림체" style:font-name-asian="굴림체" style:language-asian="ko" style:country-asian="KR" style:font-name-complex="굴림체"/>
    </style:style>
    <style:style style:name="P40" style:family="paragraph" style:parent-style-name="Standard" style:master-page-name="Standard">
      <style:paragraph-properties style:page-number="auto" style:text-autospace="ideograph-alpha"/>
      <style:text-properties fo:color="#000000" style:font-name="굴림" style:font-name-asian="굴림" style:language-asian="ar" style:country-asian="SA" style:font-name-complex="굴림"/>
    </style:style>
    <style:style style:name="P41" style:family="paragraph">
      <style:paragraph-properties fo:text-align="center" style:writing-mode="lr-tb"/>
    </style:style>
    <style:style style:name="T1" style:family="text">
      <style:text-properties fo:color="#000000" style:font-name="굴림" style:font-name-asian="굴림" style:language-asian="ar" style:country-asian="SA" style:font-name-complex="굴림"/>
    </style:style>
    <style:style style:name="T2" style:family="text">
      <style:text-properties fo:color="#000000" style:font-name="굴림" style:font-name-asian="굴림" style:font-name-complex="굴림"/>
    </style:style>
    <style:style style:name="T3" style:family="text">
      <style:text-properties fo:color="#000000" style:font-name="굴림체" style:font-name-asian="굴림체" style:language-asian="ar" style:country-asian="SA" style:font-name-complex="굴림체"/>
    </style:style>
    <style:style style:name="T4" style:family="text">
      <style:text-properties fo:color="#000000" style:font-name="굴림체" style:font-name-asian="굴림체" style:font-name-complex="굴림체"/>
    </style:style>
    <style:style style:name="fr1" style:family="graphic" style:parent-style-name="Frame">
      <style:graphic-properties fo:margin-left="0.25cm" fo:margin-right="0.25cm" style:wrap="parallel" style:number-wrapped-paragraphs="no-limit" style:vertical-pos="from-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gr1" style:family="graphic">
      <style:graphic-properties draw:stroke="solid" svg:stroke-width="0.159cm" svg:stroke-color="#c0c0c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코드성 자료는 크게 두 가지로 구분하여 관리한다.</text:p>
      <text:p text:style-name="P26"><text:span text:style-name="T1">(1) FLAG 자료 : </text:span><text:span text:style-name="T2">‘</text:span><text:span text:style-name="T1">예/아니오</text:span><text:span text:style-name="T2">’</text:span><text:span text:style-name="T1"> 등과 같이 두 가지 데이터로 구분되는 자료 등을 기준하며 별도의 테이블 관리를 하지않고 프로그램 내부 또는 테이블 생성시 처리한다.</text:span></text:p>
      <text:p text:style-name="P27">(2) 코드 자료 : 코드자료는 한 개의 테이블을 사용하며 주코드와 부코드로 구분 사용한다.</text:p>
      <text:p text:style-name="P20"/>
      <text:p text:style-name="P20">1) 업무별 주코드 사용범위</text:p>
      <table:table table:name="표1" table:style-name="표1">
        <table:table-column table:style-name="표1.A"/>
        <table:table-column table:style-name="표1.B"/>
        <table:table-header-rows>
          <table:table-row table:style-name="표1.1">
            <table:table-cell table:style-name="표1.A1" office:value-type="string">
              <text:p text:style-name="P11">업 무 구 분</text:p>
            </table:table-cell>
            <table:table-cell table:style-name="표1.B1" office:value-type="string">
              <text:p text:style-name="P11">주코드 사용범위</text:p>
            </table:table-cell>
          </table:table-row>
        </table:table-header-rows>
        <table:table-row table:style-name="표1.1">
          <table:table-cell table:style-name="표1.A2" office:value-type="string">
            <text:p text:style-name="P21">전체 공통 코드</text:p>
          </table:table-cell>
          <table:table-cell table:style-name="표1.B2" office:value-type="string">
            <text:p text:style-name="P22">00 ~ ZZ</text:p>
          </table:table-cell>
        </table:table-row>
      </table:table>
      <text:p text:style-name="P5"/>
      <text:p text:style-name="P5"/>
      <text:p text:style-name="P21">2) 전체 공통 코드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header-rows>
          <table:table-row table:style-name="표2.1">
            <table:table-cell table:style-name="표2.A1" office:value-type="string">
              <text:p text:style-name="P22">코드화 대상 데이터 목록</text:p>
            </table:table-cell>
            <table:table-cell table:style-name="표2.B1" office:value-type="string">
              <text:p text:style-name="P22">주코드구분</text:p>
            </table:table-cell>
            <table:table-cell table:style-name="표2.B1" office:value-type="string">
              <text:p text:style-name="P22">코드화 대상 데이터 목록</text:p>
            </table:table-cell>
            <table:table-cell table:style-name="표2.D1" office:value-type="string">
              <text:p text:style-name="P22">주코드구분</text:p>
            </table:table-cell>
          </table:table-row>
        </table:table-header-rows>
        <table:table-row table:style-name="표2.1">
          <table:table-cell table:style-name="표2.A2" office:value-type="string">
            <text:p text:style-name="P28">항목구분코드</text:p>
          </table:table-cell>
          <table:table-cell table:style-name="표2.B2" office:value-type="string">
            <text:p text:style-name="P30">0A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알림구분코드</text:p>
          </table:table-cell>
          <table:table-cell table:style-name="표2.B2" office:value-type="string">
            <text:p text:style-name="P30">0B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참석상태코드</text:p>
          </table:table-cell>
          <table:table-cell table:style-name="표2.B2" office:value-type="string">
            <text:p text:style-name="P30">0C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파일구분코드</text:p>
          </table:table-cell>
          <table:table-cell table:style-name="표2.B2" office:value-type="string">
            <text:p text:style-name="P30">0D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글구분코드</text:p>
          </table:table-cell>
          <table:table-cell table:style-name="표2.B2" office:value-type="string">
            <text:p text:style-name="P30">0E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신청상태코드</text:p>
          </table:table-cell>
          <table:table-cell table:style-name="표2.B2" office:value-type="string">
            <text:p text:style-name="P30">0F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8">공개범위</text:p>
          </table:table-cell>
          <table:table-cell table:style-name="표2.B2" office:value-type="string">
            <text:p text:style-name="P30">0G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>성별</text:p>
          </table:table-cell>
          <table:table-cell table:style-name="표2.B2" office:value-type="string">
            <text:p text:style-name="P31">0H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23">알림내용코드</text:p>
          </table:table-cell>
          <table:table-cell table:style-name="표2.B2" office:value-type="string">
            <text:p text:style-name="P31">0I</text:p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4"/>
          </table:table-cell>
          <table:table-cell table:style-name="표2.B2" office:value-type="string">
            <text:p text:style-name="P33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/>
          </table:table-cell>
          <table:table-cell table:style-name="표2.B2" office:value-type="string">
            <text:p text:style-name="P31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/>
          </table:table-cell>
          <table:table-cell table:style-name="표2.B2" office:value-type="string">
            <text:p text:style-name="P31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/>
          </table:table-cell>
          <table:table-cell table:style-name="표2.B2" office:value-type="string">
            <text:p text:style-name="P31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/>
          </table:table-cell>
          <table:table-cell table:style-name="표2.B2" office:value-type="string">
            <text:p text:style-name="P31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  <table:table-row table:style-name="표2.1">
          <table:table-cell table:style-name="표2.A2" office:value-type="string">
            <text:p text:style-name="P32"/>
          </table:table-cell>
          <table:table-cell table:style-name="표2.B2" office:value-type="string">
            <text:p text:style-name="P31"/>
          </table:table-cell>
          <table:table-cell table:style-name="표2.B2" office:value-type="string">
            <text:p text:style-name="P29"/>
          </table:table-cell>
          <table:table-cell table:style-name="표2.D2" office:value-type="string">
            <text:p text:style-name="P31"/>
          </table:table-cell>
        </table:table-row>
      </table:table>
      <text:p text:style-name="P21"/>
      <text:p text:style-name="P35">3) 코드구조도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9">업무구분</text:p>
          </table:table-cell>
          <table:table-cell table:style-name="표3.B1" office:value-type="string">
            <text:p text:style-name="P24">전체 공통 코드</text:p>
          </table:table-cell>
        </table:table-row>
        <table:table-row table:style-name="표3.1">
          <table:table-cell table:style-name="표3.A1" office:value-type="string">
            <text:p text:style-name="P9">주 코드 사용범위</text:p>
          </table:table-cell>
          <table:table-cell table:style-name="표3.B1" office:value-type="string">
            <text:p text:style-name="P24">00 ~ ZZ</text:p>
          </table:table-cell>
        </table:table-row>
      </table:table>
      <text:p text:style-name="P21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header-rows>
          <table:table-row table:style-name="표4.1">
            <table:table-cell table:style-name="표4.A1" office:value-type="string">
              <text:p text:style-name="P11">주코드</text:p>
            </table:table-cell>
            <table:table-cell table:style-name="표4.B1" office:value-type="string">
              <text:p text:style-name="P11">코드명</text:p>
            </table:table-cell>
            <table:table-cell table:style-name="표4.B1" office:value-type="string">
              <text:p text:style-name="P11">코드구조</text:p>
            </table:table-cell>
            <table:table-cell table:style-name="표4.B1" office:value-type="string">
              <text:p text:style-name="P11">부여규칙</text:p>
            </table:table-cell>
            <table:table-cell table:style-name="표4.E1" office:value-type="string">
              <text:p text:style-name="P11">비 고</text:p>
            </table:table-cell>
          </table:table-row>
        </table:table-header-rows>
        <table:table-row table:style-name="표4.2">
          <table:table-cell table:style-name="표4.A2" office:value-type="string">
            <text:p text:style-name="P12">0A</text:p>
          </table:table-cell>
          <table:table-cell table:style-name="표4.B2" office:value-type="string">
            <text:p text:style-name="P28">항목구분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36"><text:span text:style-name="T4">a</text:span><text:span text:style-name="T3">1일반사용자</text:span></text:p>
            <text:p text:style-name="P37">a2그룹</text:p>
            <text:p text:style-name="P37">a3페이지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B</text:p>
          </table:table-cell>
          <table:table-cell table:style-name="표4.B2" office:value-type="string">
            <text:p text:style-name="P28">알림구분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37">b1댓글알림</text:p>
            <text:p text:style-name="P37">b2친구요청알림</text:p>
            <text:p text:style-name="P37">b3 이벤트알림</text:p>
            <text:p text:style-name="P36"><text:span text:style-name="T3">b4 </text:span><text:span text:style-name="T4">이벤트초대알림</text:span>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C</text:p>
          </table:table-cell>
          <table:table-cell table:style-name="표4.B2" office:value-type="string">
            <text:p text:style-name="P28">참석상태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37">c1참석</text:p>
            <text:p text:style-name="P37">c2불참</text:p>
            <text:p text:style-name="P37">c3미정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D</text:p>
          </table:table-cell>
          <table:table-cell table:style-name="표4.B2" office:value-type="string">
            <text:p text:style-name="P28">파일구분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16"><text:s text:c="4"/>d1사진</text:p>
            <text:p text:style-name="P16"><text:s text:c="4"/>d2동영상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E</text:p>
          </table:table-cell>
          <table:table-cell table:style-name="표4.B2" office:value-type="string">
            <text:p text:style-name="P28">글구분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16"><text:s text:c="4"/>e1본글</text:p>
            <text:p text:style-name="P16"><text:s text:c="4"/>e2댓글</text:p>
            <text:p text:style-name="P16"><text:s text:c="4"/>e3페이지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F</text:p>
          </table:table-cell>
          <table:table-cell table:style-name="표4.B2" office:value-type="string">
            <text:p text:style-name="P28">신청상태코드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38">f1요청</text:p>
            <text:p text:style-name="P38">f2수락</text:p>
            <text:p text:style-name="P38">f3거절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2">0G</text:p>
          </table:table-cell>
          <table:table-cell table:style-name="표4.B2" office:value-type="string">
            <text:p text:style-name="P28">공개범위</text:p>
          </table:table-cell>
          <table:table-cell table:style-name="표4.B2" office:value-type="string">
            <text:p text:style-name="P14">Char(4)</text:p>
          </table:table-cell>
          <table:table-cell table:style-name="표4.B2" office:value-type="string">
            <text:p text:style-name="P16"><text:s text:c="4"/>g1공개</text:p>
            <text:p text:style-name="P16"><text:s text:c="4"/>g2비공개</text:p>
            <text:p text:style-name="P16"><text:s text:c="4"/>g3 친구공개</text:p>
          </table:table-cell>
          <table:table-cell table:style-name="표4.E2" office:value-type="string">
            <text:p text:style-name="P15">그룹공개 범위는</text:p>
            <text:p text:style-name="P15">공개,비공개만</text:p>
            <text:p text:style-name="P15">사용</text:p>
          </table:table-cell>
        </table:table-row>
        <table:table-row table:style-name="표4.2">
          <table:table-cell table:style-name="표4.A2" office:value-type="string">
            <text:p text:style-name="P13">0H</text:p>
          </table:table-cell>
          <table:table-cell table:style-name="표4.B2" office:value-type="string">
            <text:p text:style-name="P15"><text:s text:c="3"/>성별</text:p>
          </table:table-cell>
          <table:table-cell table:style-name="표4.B2" office:value-type="string">
            <text:p text:style-name="P17">char(4)</text:p>
          </table:table-cell>
          <table:table-cell table:style-name="표4.B2" office:value-type="string">
            <text:p text:style-name="P15"><text:s text:c="4"/>h1남자</text:p>
            <text:p text:style-name="P15"><text:s text:c="4"/>h2 여자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3">0I</text:p>
          </table:table-cell>
          <table:table-cell table:style-name="표4.B2" office:value-type="string">
            <text:p text:style-name="P15">알림내용코드</text:p>
          </table:table-cell>
          <table:table-cell table:style-name="표4.B2" office:value-type="string">
            <text:p text:style-name="P17">char(4)</text:p>
          </table:table-cell>
          <table:table-cell table:style-name="표4.B2" office:value-type="string">
            <text:p text:style-name="P15">i1 친구알림내용</text:p>
            <text:p text:style-name="P15">i2 댓글알림내용</text:p>
            <text:p text:style-name="P15">i3 이벤트알림내용</text:p>
          </table:table-cell>
          <table:table-cell table:style-name="표4.E2" office:value-type="string">
            <text:p text:style-name="P15"/>
          </table:table-cell>
        </table:table-row>
        <table:table-row table:style-name="표4.2">
          <table:table-cell table:style-name="표4.A2" office:value-type="string">
            <text:p text:style-name="P18"/>
          </table:table-cell>
          <table:table-cell table:style-name="표4.B2" office:value-type="string">
            <text:p text:style-name="P19"/>
          </table:table-cell>
          <table:table-cell table:style-name="표4.B2" office:value-type="string">
            <text:p text:style-name="P19"/>
          </table:table-cell>
          <table:table-cell table:style-name="표4.B2" office:value-type="string">
            <text:p text:style-name="P19"/>
          </table:table-cell>
          <table:table-cell table:style-name="표4.E2" office:value-type="string">
            <text:p text:style-name="P1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굴림체" svg:font-family="굴림체" style:font-family-generic="modern"/>
    <style:font-face style:name="바탕체" svg:font-family="바탕체" style:font-family-generic="roman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바탕" fo:font-size="12pt" fo:language="en" fo:country="US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style:font-name="맑은 고딕" fo:font-size="10pt" fo:language="en" fo:country="US" style:font-name-asian="맑은 고딕" style:font-size-asian="10pt" style:language-asian="ko" style:country-asian="KR" style:font-name-complex="맑은 고딕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기본_20_단락_20_글꼴" style:display-name="기본 단락 글꼴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5" style:family="table">
      <style:table-properties style:width="17.048cm" fo:margin-left="-0.018cm" table:align="left" style:writing-mode="lr-tb"/>
    </style:style>
    <style:style style:name="표5.A" style:family="table-column">
      <style:table-column-properties style:column-width="2.295cm"/>
    </style:style>
    <style:style style:name="표5.B" style:family="table-column">
      <style:table-column-properties style:column-width="4.9cm"/>
    </style:style>
    <style:style style:name="표5.C" style:family="table-column">
      <style:table-column-properties style:column-width="2.099cm"/>
    </style:style>
    <style:style style:name="표5.D" style:family="table-column">
      <style:table-column-properties style:column-width="2.801cm"/>
    </style:style>
    <style:style style:name="표5.F" style:family="table-column">
      <style:table-column-properties style:column-width="2.854cm"/>
    </style:style>
    <style:style style:name="표5.1" style:family="table-row">
      <style:table-row-properties style:min-row-height="0.766cm" style:keep-together="true" fo:keep-together="auto"/>
    </style:style>
    <style:style style:name="표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표5.F1" style:family="table-cell">
      <style:table-cell-properties style:vertical-align="middle" fo:padding="0cm" fo:border="0.018cm solid #000000" style:writing-mode="lr-tb"/>
    </style:style>
    <style:style style:name="표5.2" style:family="table-row">
      <style:table-row-properties style:min-row-height="0.891cm" style:keep-together="true" fo:keep-together="auto"/>
    </style:style>
    <style:style style:name="MP1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MP2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15pt" style:font-name-asian="굴림체" style:font-size-asian="15pt" style:language-asian="ar" style:country-asian="SA" style:font-name-complex="굴림체"/>
    </style:style>
    <style:style style:name="MP3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fo:font-size="9pt" style:font-name-asian="굴림체" style:font-size-asian="9pt" style:language-asian="ar" style:country-asian="SA" style:font-name-complex="굴림체"/>
    </style:style>
    <style:style style:name="MP4" style:family="paragraph" style:parent-style-name="Standard">
      <style:paragraph-properties style:text-autospace="ideograph-alpha"/>
      <style:text-properties fo:color="#000000" style:font-name="Times New Roman" style:font-name-asian="바탕체" style:font-name-complex="Times New Roman"/>
    </style:style>
    <style:style style:name="MP5" style:family="paragraph" style:parent-style-name="Standard">
      <style:paragraph-properties fo:margin-left="-0.176cm" fo:margin-right="0cm" fo:text-indent="0cm" style:auto-text-indent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language="zxx" fo:country="none" style:font-name-asian="바탕체" style:language-asian="ar" style:country-asian="SA" style:font-name-complex="Times New Roman"/>
    </style:style>
    <style:style style:name="MP6" style:family="paragraph" style:parent-style-name="Standard">
      <style:paragraph-properties fo:text-align="center" style:justify-single-word="false"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굴림체" style:font-name-asian="바탕체" style:font-name-complex="굴림체"/>
    </style:style>
    <style:style style:name="MP7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fo:font-size="8pt" fo:language="zxx" fo:country="none" style:font-name-asian="바탕체" style:font-size-asian="8pt" style:language-asian="ar" style:country-asian="SA" style:font-name-complex="Times New Roman"/>
    </style:style>
    <style:style style:name="MP8" style:family="paragraph">
      <style:paragraph-properties fo:text-align="center" style:writing-mode="lr-tb"/>
    </style:style>
    <style:style style:name="MP9" style:family="paragraph" style:parent-style-name="Standard">
      <style:paragraph-properties style:text-autospace="ideograph-alpha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Times New Roman" style:font-name-asian="바탕체" style:language-asian="ar" style:country-asian="SA" style:font-name-complex="Times New Roman"/>
    </style:style>
    <style:style style:name="Mfr1" style:family="graphic" style:parent-style-name="Frame">
      <style:graphic-properties fo:margin-left="0.25cm" fo:margin-right="0.25cm" style:wrap="parallel" style:number-wrapped-paragraphs="no-limit" style:vertical-pos="from-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Mgr1" style:family="graphic">
      <style:graphic-properties draw:stroke="solid" svg:stroke-width="0.159cm" svg:stroke-color="#c0c0c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fo:background-color="#ffffff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337cm" fo:margin-left="0cm" fo:margin-right="0cm" fo:margin-bottom="2.238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337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프레임2" text:anchor-type="char" svg:y="0.002cm" svg:width="17.009cm" svg:height="1.67cm" draw:z-index="5"><draw:text-box><table:table table:name="표5" table:style-name="표5"><table:table-column table:style-name="표5.A"/><table:table-column table:style-name="표5.B"/><table:table-column table:style-name="표5.C"/><table:table-column table:style-name="표5.D"/><table:table-column table:style-name="표5.C"/><table:table-column table:style-name="표5.F"/><table:table-row table:style-name="표5.1"><table:table-cell table:style-name="표5.A1" table:number-columns-spanned="2" office:value-type="string"><text:p text:style-name="MP2">데이터코드설계서</text:p></table:table-cell><table:covered-table-cell/><table:table-cell table:style-name="표5.A1" office:value-type="string"><text:p text:style-name="MP3">작성자</text:p></table:table-cell><table:table-cell table:style-name="표5.A1" office:value-type="string"><text:p text:style-name="MP3"/></table:table-cell><table:table-cell table:style-name="표5.A1" office:value-type="string"><text:p text:style-name="MP3">작성일자</text:p></table:table-cell><table:table-cell table:style-name="표5.F1" office:value-type="string"><text:p text:style-name="MP3">2016.08.11</text:p></table:table-cell></table:table-row><table:table-row table:style-name="표5.2"><table:table-cell table:style-name="표5.A1" office:value-type="string"><text:p text:style-name="MP3">시스템명</text:p></table:table-cell><table:table-cell table:style-name="표5.A1" office:value-type="string"><text:p text:style-name="MP3"/></table:table-cell><table:table-cell table:style-name="표5.A1" office:value-type="string"><text:p text:style-name="MP3">문서번호</text:p></table:table-cell><table:table-cell table:style-name="표5.A1" office:value-type="string"><text:p text:style-name="MP3">D0304</text:p></table:table-cell><table:table-cell table:style-name="표5.A1" office:value-type="string"><text:p text:style-name="MP3">버전</text:p></table:table-cell><table:table-cell table:style-name="표5.F1" office:value-type="string"><text:p text:style-name="MP3">1.0</text:p></table:table-cell></table:table-row></table:table><text:p text:style-name="MP4"><text:s/></text:p></draw:text-box></draw:frame></text:p>
      </style:header>
      <style:footer>
        <text:p text:style-name="MP5"><draw:frame draw:style-name="Mfr2" draw:name="프레임1" text:anchor-type="char" svg:x="10.116cm" svg:y="0.002cm" svg:width="1.023cm" svg:height="0.402cm" draw:z-index="3"><draw:text-box><text:p text:style-name="MP6"><text:page-number text:select-page="current">2</text:page-number></text:p></draw:text-box></draw:frame></text:p>
        <text:p text:style-name="MP7"><draw:line text:anchor-type="char" draw:z-index="1" draw:style-name="Mgr1" draw:text-style-name="MP8" svg:x1="-0.035cm" svg:y1="0.272cm" svg:x2="17.11cm" svg:y2="0.272cm"><text:p/></draw:line></text:p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4:44:00</meta:creation-date>
    <dc:date>2016-11-16T14:18:05.55</dc:date>
    <meta:editing-cycles>6</meta:editing-cycles>
    <meta:editing-duration>PT9M33S</meta:editing-duration>
    <meta:generator>OpenOffice/4.0.1$Win32 OpenOffice.org_project/401m5$Build-9714</meta:generator>
    <meta:document-statistic meta:table-count="5" meta:image-count="0" meta:object-count="0" meta:page-count="2" meta:paragraph-count="108" meta:word-count="515" meta:character-count="763"/>
  </office:meta>
</office:document-meta>
</file>